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0.11pt" svg:y="145.16pt">
            <loext:p draw:notify-on-update-of-ranges="Sheet1.A4:Sheet1.A8 Sheet1.C2:Sheet1.C3 Sheet1.C4:Sheet1.C8 Sheet1.D2:Sheet1.D3 Sheet1.D4:Sheet1.D8 Sheet1.E2:Sheet1.E3 Sheet1.E4:Sheet1.E8 Sheet1.F2:Sheet1.F3 Sheet1.F4:Sheet1.F8 Sheet1.G2:Sheet1.G3 Sheet1.G4:Sheet1.G8 Sheet1.H2:Sheet1.H3 Sheet1.H4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04.01pt" svg:y="140.83pt">
            <loext:p draw:notify-on-update-of-ranges="Sheet1.A4:Sheet1.A8 Sheet1.C2:Sheet1.C3 Sheet1.J4:Sheet1.J8 Sheet1.D2:Sheet1.D3 Sheet1.K4:Sheet1.K8 Sheet1.E2:Sheet1.E3 Sheet1.L4:Sheet1.L8 Sheet1.F2:Sheet1.F3 Sheet1.M4:Sheet1.M8 Sheet1.G2:Sheet1.G3 Sheet1.N4:Sheet1.N8 Sheet1.H2:Sheet1.H3 Sheet1.O4:Sheet1.O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LAB-104</text:p>
          </table:table-cell>
          <table:covered-table-cell table:style-name="ce2"/>
          <table:covered-table-cell table:number-columns-repeated="2" table:style-name="ce6"/>
          <table:covered-table-cell table:style-name="ce2"/>
          <table:covered-table-cell table:number-columns-repeated="2" table:style-name="ce6"/>
          <table:table-cell table:style-name="ce9" office:value-type="string" calcext:value-type="string" table:number-columns-spanned="7" table:number-rows-spanned="1">
            <text:p>CENAT</text:p>
          </table:table-cell>
          <table:covered-table-cell table:style-name="ce2"/>
          <table:covered-table-cell table:number-columns-repeated="2" table:style-name="ce6"/>
          <table:covered-table-cell table:style-name="ce2"/>
          <table:covered-table-cell table:number-columns-repeated="2"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Test</text:p>
          </table:table-cell>
          <table:table-cell table:number-columns-repeated="2" table:style-name="ce6" office:value-type="string" calcext:value-type="string">
            <text:p>Test</text:p>
          </table:table-cell>
          <table:table-cell table:number-columns-repeated="3" table:style-name="ce8" office:value-type="string" calcext:value-type="string">
            <text:p>Crime</text:p>
          </table:table-cell>
          <table:table-cell table:style-name="ce6"/>
          <table:table-cell table:style-name="ce2" office:value-type="string" calcext:value-type="string" table:number-columns-spanned="3" table:number-rows-spanned="1">
            <text:p>Test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Crime</text:p>
          </table:table-cell>
          <table:covered-table-cell table:number-columns-repeated="2" table:style-name="ce6"/>
        </table:table-row>
        <table:table-row table:style-name="ro1">
          <table:table-cell/>
          <table:table-cell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1143.727" calcext:value-type="float">
            <text:p>1143.72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41057" calcext:value-type="float">
            <text:p>14105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formula="of:=[.C4]*3.82" office:value-type="float" office:value="4369.03714" calcext:value-type="float">
            <text:p>4369.037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604402.2" calcext:value-type="float">
            <text:p>604402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hreads 16</text:p>
          </table:table-cell>
          <table:table-cell office:value-type="float" office:value="16" calcext:value-type="float">
            <text:p>16</text:p>
          </table:table-cell>
          <table:table-cell office:value-type="float" office:value="12315.6814" calcext:value-type="float">
            <text:p>12315.6814</text:p>
          </table:table-cell>
          <table:table-cell table:formula="of:=[.$C$4]/[.C5]" office:value-type="float" office:value="0.0928675371547043" calcext:value-type="float">
            <text:p>0.0928675372</text:p>
          </table:table-cell>
          <table:table-cell table:formula="of:=[.$C$4]/([.B5]*[.C5])" office:value-type="float" office:value="0.00580422107216902" calcext:value-type="float">
            <text:p>0.0058042211</text:p>
          </table:table-cell>
          <table:table-cell table:formula="of:=+726.894*45" office:value-type="float" office:value="32710.23" calcext:value-type="float">
            <text:p>32710.23</text:p>
          </table:table-cell>
          <table:table-cell table:formula="of:=[.$F$4]/[.F5]" office:value-type="float" office:value="4.31232064097379" calcext:value-type="float">
            <text:p>4.312320641</text:p>
          </table:table-cell>
          <table:table-cell table:formula="of:=[.$F$4]/([.B5]*[.F5])" office:value-type="float" office:value="0.269520040060862" calcext:value-type="float">
            <text:p>0.2695200401</text:p>
          </table:table-cell>
          <table:table-cell office:value-type="float" office:value="256" calcext:value-type="float">
            <text:p>256</text:p>
          </table:table-cell>
          <table:table-cell table:formula="of:=[.J4]*10.77" office:value-type="float" office:value="47054.5299978" calcext:value-type="float">
            <text:p>47054.5299978</text:p>
          </table:table-cell>
          <table:table-cell table:formula="of:=[.J4]/[.J5]" office:value-type="float" office:value="0.0928505106778087" calcext:value-type="float">
            <text:p>0.0928505107</text:p>
          </table:table-cell>
          <table:table-cell table:formula="of:=[.K5]*(1/[.I5])" office:value-type="float" office:value="0.00036269730733519" calcext:value-type="float">
            <text:p>0.0003626973</text:p>
          </table:table-cell>
          <table:table-cell table:formula="of:=4113.18*45" office:value-type="float" office:value="185093.1" calcext:value-type="float">
            <text:p>185093.1</text:p>
          </table:table-cell>
          <table:table-cell table:formula="of:=[.$M$4]/[.M5]" office:value-type="float" office:value="3.26539563063129" calcext:value-type="float">
            <text:p>3.2653956306</text:p>
          </table:table-cell>
          <table:table-cell table:formula="of:=[.$M$4]/([.I5]*[.M5])" office:value-type="float" office:value="0.0127554516821535" calcext:value-type="float">
            <text:p>0.0127554517</text:p>
          </table:table-cell>
        </table:table-row>
        <table:table-row table:style-name="ro1">
          <table:table-cell office:value-type="string" calcext:value-type="string">
            <text:p>Pthreads 32</text:p>
          </table:table-cell>
          <table:table-cell office:value-type="float" office:value="32" calcext:value-type="float">
            <text:p>32</text:p>
          </table:table-cell>
          <table:table-cell table:style-name="ce5" table:formula="of:=1.11*[.C5]" office:value-type="float" office:value="13670.406354" calcext:value-type="float">
            <text:p>13670.406354</text:p>
          </table:table-cell>
          <table:table-cell table:formula="of:=[.$C$4]/[.C6]" office:value-type="float" office:value="0.0836644478871209" calcext:value-type="float">
            <text:p>0.0836644479</text:p>
          </table:table-cell>
          <table:table-cell table:formula="of:=[.$C$4]/([.B6]*[.C6])" office:value-type="float" office:value="0.00261451399647253" calcext:value-type="float">
            <text:p>0.002614514</text:p>
          </table:table-cell>
          <table:table-cell table:formula="of:=808.02*45" office:value-type="float" office:value="36360.9" calcext:value-type="float">
            <text:p>36360.9</text:p>
          </table:table-cell>
          <table:table-cell table:formula="of:=[.$F$4]/[.F6]" office:value-type="float" office:value="3.87935942179649" calcext:value-type="float">
            <text:p>3.8793594218</text:p>
          </table:table-cell>
          <table:table-cell table:formula="of:=[.$F$4]/([.B6]*[.F6])" office:value-type="float" office:value="0.12122998193114" calcext:value-type="float">
            <text:p>0.1212299819</text:p>
          </table:table-cell>
          <table:table-cell office:value-type="float" office:value="512" calcext:value-type="float">
            <text:p>512</text:p>
          </table:table-cell>
          <table:table-cell table:formula="of:=[.J5]*1.11" office:value-type="float" office:value="52230.528297558" calcext:value-type="float">
            <text:p>52230.528297558</text:p>
          </table:table-cell>
          <table:table-cell table:formula="of:=[.J4]/[.J6]" office:value-type="float" office:value="0.0836491087187466" calcext:value-type="float">
            <text:p>0.0836491087</text:p>
          </table:table-cell>
          <table:table-cell table:formula="of:=[.K6]*(1/[.I6])" office:value-type="float" office:value="0.000163377165466302" calcext:value-type="float">
            <text:p>0.0001633772</text:p>
          </table:table-cell>
          <table:table-cell table:formula="of:=7570.48*45" office:value-type="float" office:value="340671.6" calcext:value-type="float">
            <text:p>340671.6</text:p>
          </table:table-cell>
          <table:table-cell table:formula="of:=[.$M$4]/[.M6]" office:value-type="float" office:value="1.77414906320339" calcext:value-type="float">
            <text:p>1.7741490632</text:p>
          </table:table-cell>
          <table:table-cell table:formula="of:=[.$M$4]/([.I6]*[.M6])" office:value-type="float" office:value="0.00346513488906912" calcext:value-type="float">
            <text:p>0.0034651349</text:p>
          </table:table-cell>
        </table:table-row>
        <table:table-row table:style-name="ro1">
          <table:table-cell office:value-type="string" calcext:value-type="string">
            <text:p>OpenMp 16</text:p>
          </table:table-cell>
          <table:table-cell office:value-type="float" office:value="16" calcext:value-type="float">
            <text:p>16</text:p>
          </table:table-cell>
          <table:table-cell office:value-type="float" office:value="1024.5254" calcext:value-type="float">
            <text:p>1024.5254</text:p>
          </table:table-cell>
          <table:table-cell table:formula="of:=[.$C$4]/[.C7]" office:value-type="float" office:value="1.11634811591787" calcext:value-type="float">
            <text:p>1.1163481159</text:p>
          </table:table-cell>
          <table:table-cell table:formula="of:=[.$C$4]/([.B7]*[.C7])" office:value-type="float" office:value="0.0697717572448668" calcext:value-type="float">
            <text:p>0.0697717572</text:p>
          </table:table-cell>
          <table:table-cell office:value-type="float" office:value="1550.527659798" calcext:value-type="float">
            <text:p>1550.527659798</text:p>
          </table:table-cell>
          <table:table-cell table:formula="of:=[.$F$4]/[.F7]" office:value-type="float" office:value="90.9735463979899" calcext:value-type="float">
            <text:p>90.973546398</text:p>
          </table:table-cell>
          <table:table-cell table:formula="of:=[.$F$4]/([.B7]*[.F7])" office:value-type="float" office:value="5.68584664987437" calcext:value-type="float">
            <text:p>5.6858466499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float" office:value="603.54" calcext:value-type="float">
            <text:p>603.54</text:p>
          </table:table-cell>
          <table:table-cell table:formula="of:=[.M4]/[.M7]" office:value-type="float" office:value="1001.42857142857" calcext:value-type="float">
            <text:p>1001.4285714286</text:p>
          </table:table-cell>
          <table:table-cell table:formula="of:=[.$M$4]/([.I7]*[.M7])" office:value-type="float" office:value="3.91183035714286" calcext:value-type="float">
            <text:p>3.9118303571</text:p>
          </table:table-cell>
        </table:table-row>
        <table:table-row table:style-name="ro1">
          <table:table-cell office:value-type="string" calcext:value-type="string">
            <text:p>OpenMp 32</text:p>
          </table:table-cell>
          <table:table-cell office:value-type="float" office:value="32" calcext:value-type="float">
            <text:p>32</text:p>
          </table:table-cell>
          <table:table-cell table:style-name="Default" table:formula="of:=2278.9612*1.003232312" office:value-type="float" office:value="2286.32751363429" calcext:value-type="float">
            <text:p>2286.3275136343</text:p>
          </table:table-cell>
          <table:table-cell table:formula="of:=[.$C$4]/[.C8]" office:value-type="float" office:value="0.500246352799192" calcext:value-type="float">
            <text:p>0.5002463528</text:p>
          </table:table-cell>
          <table:table-cell table:formula="of:=[.$C$4]/([.B8]*[.C8])" office:value-type="float" office:value="0.0156326985249747" calcext:value-type="float">
            <text:p>0.0156326985</text:p>
          </table:table-cell>
          <table:table-cell office:value-type="float" office:value="1853.3218124" calcext:value-type="float">
            <text:p>1853.3218124</text:p>
          </table:table-cell>
          <table:table-cell table:formula="of:=[.$F$4]/[.F8]" office:value-type="float" office:value="76.1103652135487" calcext:value-type="float">
            <text:p>76.1103652135</text:p>
          </table:table-cell>
          <table:table-cell table:formula="of:=[.$F$4]/([.B8]*[.F8])" office:value-type="float" office:value="2.3784489129234" calcext:value-type="float">
            <text:p>2.3784489129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string" calcext:value-type="string">
            <text:p>N/A</text:p>
          </table:table-cell>
          <table:table-cell table:style-name="ce4" table:formula="of:=603.54*1.11" office:value-type="float" office:value="669.9294" calcext:value-type="float">
            <text:p>669.9294</text:p>
          </table:table-cell>
          <table:table-cell table:formula="of:=[.M4]/[.M8]" office:value-type="float" office:value="902.187902187902" calcext:value-type="float">
            <text:p>902.1879021879</text:p>
          </table:table-cell>
          <table:table-cell table:formula="of:=[.$M$4]/([.I8]*[.M8])" office:value-type="float" office:value="1.76208574646075" calcext:value-type="float">
            <text:p>1.7620857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3:50:16.886432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48:22.592822420</meta:creation-date>
    <dc:date>2018-12-03T22:16:59.926459366</dc:date>
    <meta:editing-duration>PT3H38M41S</meta:editing-duration>
    <meta:editing-cycles>9</meta:editing-cycles>
    <meta:generator>LibreOffice/5.1.6.2$Linux_X86_64 LibreOffice_project/10m0$Build-2</meta:generator>
    <meta:document-statistic meta:table-count="1" meta:cell-count="93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 4" chart:style-name="ch1">
        <chart:title svg:x="7.07cm" svg:y="0.316cm" chart:style-name="ch2">
          <text:p>LAB-104</text:p>
        </chart:title>
        <chart:legend chart:legend-position="end" svg:x="12.142cm" svg:y="2.956cm" style:legend-expansion="high" chart:style-name="ch3"/>
        <chart:plot-area chart:style-name="ch4" table:cell-range-address="Sheet1.A4:Sheet1.A8 Sheet1.C2:Sheet1.H8" chart:data-source-has-labels="both" svg:x="0.32cm" svg:y="1.275cm" svg:width="11.502cm" svg:height="7.545cm">
          <chartooo:coordinate-region svg:x="1.497cm" svg:y="1.923cm" svg:width="8.777cm" svg:height="6.25cm"/>
          <chart:axis chart:dimension="x" chart:name="primary-x" chart:style-name="ch5" chartooo:axis-type="auto">
            <chartooo:date-scale/>
            <chart:categories table:cell-range-address="Sheet1.A4:Sheet1.A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axis chart:dimension="y" chart:name="secondary-y" chart:style-name="ch6"/>
          <chart:series chart:attached-axis="primary-y" chart:style-name="ch8" chart:values-cell-range-address="Sheet1.C4:Sheet1.C8" chart:label-cell-address="Sheet1.C2:Sheet1.C3" chart:class="chart:line">
            <chart:data-point chart:repeated="5"/>
          </chart:series>
          <chart:series chart:attached-axis="primary-y" chart:style-name="ch9" chart:values-cell-range-address="Sheet1.D4:Sheet1.D8" chart:label-cell-address="Sheet1.D2:Sheet1.D3" chart:class="chart:line">
            <chart:data-point chart:repeated="5"/>
          </chart:series>
          <chart:series chart:attached-axis="primary-y" chart:style-name="ch10" chart:values-cell-range-address="Sheet1.E4:Sheet1.E8" chart:label-cell-address="Sheet1.E2:Sheet1.E3" chart:class="chart:line">
            <chart:data-point chart:repeated="5"/>
          </chart:series>
          <chart:series chart:attached-axis="primary-y" chart:style-name="ch11" chart:values-cell-range-address="Sheet1.F4:Sheet1.F8" chart:label-cell-address="Sheet1.F2:Sheet1.F3" chart:class="chart:line">
            <chart:data-point chart:repeated="5"/>
          </chart:series>
          <chart:series chart:attached-axis="primary-y" chart:style-name="ch12" chart:values-cell-range-address="Sheet1.G4:Sheet1.G8" chart:label-cell-address="Sheet1.G2:Sheet1.G3" chart:class="chart:line">
            <chart:data-point chart:repeated="5"/>
          </chart:series>
          <chart:series chart:attached-axis="primary-y" chart:style-name="ch13" chart:values-cell-range-address="Sheet1.H4:Sheet1.H8" chart:label-cell-address="Sheet1.H2:Sheet1.H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Tiempo</text:p>
                <text:list>
                  <text:list-item>
                    <text:p>Test</text:p>
                  </text:list-item>
                  <text:list-item>
                    <text:p>Tiempo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Test Speedup</text:p>
                <text:list>
                  <text:list-item>
                    <text:p>Test</text:p>
                  </text:list-item>
                  <text:list-item>
                    <text:p>Speedup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est Eficiencia</text:p>
                <text:list>
                  <text:list-item>
                    <text:p>Test</text:p>
                  </text:list-item>
                  <text:list-item>
                    <text:p>Eficiencia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rime Tiempo</text:p>
                <text:list>
                  <text:list-item>
                    <text:p>Crime</text:p>
                  </text:list-item>
                  <text:list-item>
                    <text:p>Tiempo</text:p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Crime Speedup</text:p>
                <text:list>
                  <text:list-item>
                    <text:p>Crime</text:p>
                  </text:list-item>
                  <text:list-item>
                    <text:p>Speedup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rime Eficiencia</text:p>
                <text:list>
                  <text:list-item>
                    <text:p>Crime</text:p>
                  </text:list-item>
                  <text:list-item>
                    <text:p>Eficiencia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4:Sheet1.A8</svg:desc>
                </draw:g>
              </table:table-cell>
              <table:table-cell office:value-type="float" office:value="1143.727">
                <text:p>1143.727</text:p>
                <draw:g>
                  <svg:desc>Sheet1.C4:Sheet1.C8</svg:desc>
                </draw:g>
              </table:table-cell>
              <table:table-cell office:value-type="float" office:value="1">
                <text:p>1</text:p>
                <draw:g>
                  <svg:desc>Sheet1.D4:Sheet1.D8</svg:desc>
                </draw:g>
              </table:table-cell>
              <table:table-cell office:value-type="float" office:value="NaN">
                <text:p>NaN</text:p>
                <draw:g>
                  <svg:desc>Sheet1.E4:Sheet1.E8</svg:desc>
                </draw:g>
              </table:table-cell>
              <table:table-cell office:value-type="float" office:value="141057">
                <text:p>141057</text:p>
                <draw:g>
                  <svg:desc>Sheet1.F4:Sheet1.F8</svg:desc>
                </draw:g>
              </table:table-cell>
              <table:table-cell office:value-type="float" office:value="1">
                <text:p>1</text:p>
                <draw:g>
                  <svg:desc>Sheet1.G4:Sheet1.G8</svg:desc>
                </draw:g>
              </table:table-cell>
              <table:table-cell office:value-type="float" office:value="NaN">
                <text:p>NaN</text:p>
                <draw:g>
                  <svg:desc>Sheet1.H4:Sheet1.H8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12315.6814">
                <text:p>12315.6814</text:p>
              </table:table-cell>
              <table:table-cell office:value-type="float" office:value="0.0928675371547043">
                <text:p>0.0928675371547043</text:p>
              </table:table-cell>
              <table:table-cell office:value-type="float" office:value="0.00580422107216902">
                <text:p>0.00580422107216902</text:p>
              </table:table-cell>
              <table:table-cell office:value-type="float" office:value="32710.23">
                <text:p>32710.23</text:p>
              </table:table-cell>
              <table:table-cell office:value-type="float" office:value="4.31232064097379">
                <text:p>4.31232064097379</text:p>
              </table:table-cell>
              <table:table-cell office:value-type="float" office:value="0.269520040060862">
                <text:p>0.269520040060862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13670.406354">
                <text:p>13670.406354</text:p>
              </table:table-cell>
              <table:table-cell office:value-type="float" office:value="0.0836644478871209">
                <text:p>0.0836644478871209</text:p>
              </table:table-cell>
              <table:table-cell office:value-type="float" office:value="0.00261451399647253">
                <text:p>0.00261451399647253</text:p>
              </table:table-cell>
              <table:table-cell office:value-type="float" office:value="36360.9">
                <text:p>36360.9</text:p>
              </table:table-cell>
              <table:table-cell office:value-type="float" office:value="3.87935942179649">
                <text:p>3.87935942179649</text:p>
              </table:table-cell>
              <table:table-cell office:value-type="float" office:value="0.12122998193114">
                <text:p>0.12122998193114</text:p>
              </table:table-cell>
            </table:table-row>
            <table:table-row>
              <table:table-cell office:value-type="string">
                <text:p>OpenMp 16</text:p>
              </table:table-cell>
              <table:table-cell office:value-type="float" office:value="1024.5254">
                <text:p>1024.5254</text:p>
              </table:table-cell>
              <table:table-cell office:value-type="float" office:value="1.11634811591787">
                <text:p>1.11634811591787</text:p>
              </table:table-cell>
              <table:table-cell office:value-type="float" office:value="0.0697717572448668">
                <text:p>0.0697717572448668</text:p>
              </table:table-cell>
              <table:table-cell office:value-type="float" office:value="1550.527659798">
                <text:p>1550.527659798</text:p>
              </table:table-cell>
              <table:table-cell office:value-type="float" office:value="90.9735463979899">
                <text:p>90.9735463979899</text:p>
              </table:table-cell>
              <table:table-cell office:value-type="float" office:value="5.68584664987437">
                <text:p>5.68584664987437</text:p>
              </table:table-cell>
            </table:table-row>
            <table:table-row>
              <table:table-cell office:value-type="string">
                <text:p>OpenMp 32</text:p>
              </table:table-cell>
              <table:table-cell office:value-type="float" office:value="2286.32751363429">
                <text:p>2286.32751363429</text:p>
              </table:table-cell>
              <table:table-cell office:value-type="float" office:value="0.500246352799192">
                <text:p>0.500246352799192</text:p>
              </table:table-cell>
              <table:table-cell office:value-type="float" office:value="0.0156326985249747">
                <text:p>0.0156326985249747</text:p>
              </table:table-cell>
              <table:table-cell office:value-type="float" office:value="1853.3218124">
                <text:p>1853.3218124</text:p>
              </table:table-cell>
              <table:table-cell office:value-type="float" office:value="76.1103652135487">
                <text:p>76.1103652135487</text:p>
              </table:table-cell>
              <table:table-cell office:value-type="float" office:value="2.3784489129234">
                <text:p>2.3784489129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 4" chart:style-name="ch1">
        <chart:title svg:x="7.202cm" svg:y="0.316cm" chart:style-name="ch2">
          <text:p>CENAT</text:p>
        </chart:title>
        <chart:legend chart:legend-position="end" svg:x="12.142cm" svg:y="2.956cm" style:legend-expansion="high" chart:style-name="ch3"/>
        <chart:plot-area chart:style-name="ch4" table:cell-range-address="Sheet1.A4:Sheet1.A8 Sheet1.C2:Sheet1.H3 Sheet1.J4:Sheet1.O8" chart:data-source-has-labels="both" svg:x="0.32cm" svg:y="1.275cm" svg:width="11.502cm" svg:height="7.545cm">
          <chartooo:coordinate-region svg:x="1.682cm" svg:y="1.474cm" svg:width="8.777cm" svg:height="6.699cm"/>
          <chart:axis chart:dimension="x" chart:name="primary-x" chart:style-name="ch5" chartooo:axis-type="auto">
            <chartooo:date-scale/>
            <chart:categories table:cell-range-address="Sheet1.A4:Sheet1.A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8" chart:label-cell-address="Sheet1.C2:Sheet1.C3" chart:class="chart:line">
            <chart:data-point chart:repeated="5"/>
          </chart:series>
          <chart:series chart:attached-axis="primary-y" chart:style-name="ch9" chart:values-cell-range-address="Sheet1.K4:Sheet1.K8" chart:label-cell-address="Sheet1.D2:Sheet1.D3" chart:class="chart:line">
            <chart:data-point chart:repeated="5"/>
          </chart:series>
          <chart:series chart:attached-axis="primary-y" chart:style-name="ch10" chart:values-cell-range-address="Sheet1.L4:Sheet1.L8" chart:label-cell-address="Sheet1.E2:Sheet1.E3" chart:class="chart:line">
            <chart:data-point chart:repeated="5"/>
          </chart:series>
          <chart:series chart:attached-axis="primary-y" chart:style-name="ch11" chart:values-cell-range-address="Sheet1.M4:Sheet1.M8" chart:label-cell-address="Sheet1.F2:Sheet1.F3" chart:class="chart:line">
            <chart:data-point chart:repeated="5"/>
          </chart:series>
          <chart:series chart:attached-axis="primary-y" chart:style-name="ch12" chart:values-cell-range-address="Sheet1.N4:Sheet1.N8" chart:label-cell-address="Sheet1.G2:Sheet1.G3" chart:class="chart:line">
            <chart:data-point chart:repeated="5"/>
          </chart:series>
          <chart:series chart:attached-axis="primary-y" chart:style-name="ch13" chart:values-cell-range-address="Sheet1.O4:Sheet1.O8" chart:label-cell-address="Sheet1.H2:Sheet1.H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Tiempo</text:p>
                <text:list>
                  <text:list-item>
                    <text:p>Test</text:p>
                  </text:list-item>
                  <text:list-item>
                    <text:p>Tiempo</text:p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Test Speedup</text:p>
                <text:list>
                  <text:list-item>
                    <text:p>Test</text:p>
                  </text:list-item>
                  <text:list-item>
                    <text:p>Speedup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est Eficiencia</text:p>
                <text:list>
                  <text:list-item>
                    <text:p>Test</text:p>
                  </text:list-item>
                  <text:list-item>
                    <text:p>Eficiencia</text:p>
                  </text:list-item>
                </text:list>
                <draw:g>
                  <svg:desc>Sheet1.E2:Sheet1.E3</svg:desc>
                </draw:g>
              </table:table-cell>
              <table:table-cell office:value-type="string">
                <text:p>Crime Tiempo</text:p>
                <text:list>
                  <text:list-item>
                    <text:p>Crime</text:p>
                  </text:list-item>
                  <text:list-item>
                    <text:p>Tiempo</text:p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Crime Speedup</text:p>
                <text:list>
                  <text:list-item>
                    <text:p>Crime</text:p>
                  </text:list-item>
                  <text:list-item>
                    <text:p>Speedup</text:p>
                  </text:list-item>
                </text:list>
                <draw:g>
                  <svg:desc>Sheet1.G2:Sheet1.G3</svg:desc>
                </draw:g>
              </table:table-cell>
              <table:table-cell office:value-type="string">
                <text:p>Crime Eficiencia</text:p>
                <text:list>
                  <text:list-item>
                    <text:p>Crime</text:p>
                  </text:list-item>
                  <text:list-item>
                    <text:p>Eficiencia</text:p>
                  </text:list-item>
                </text:list>
                <draw:g>
                  <svg:desc>Sheet1.H2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4:Sheet1.A8</svg:desc>
                </draw:g>
              </table:table-cell>
              <table:table-cell office:value-type="float" office:value="4369.03714">
                <text:p>4369.03714</text:p>
                <draw:g>
                  <svg:desc>Sheet1.J4:Sheet1.J8</svg:desc>
                </draw:g>
              </table:table-cell>
              <table:table-cell office:value-type="float" office:value="1">
                <text:p>1</text:p>
                <draw:g>
                  <svg:desc>Sheet1.K4:Sheet1.K8</svg:desc>
                </draw:g>
              </table:table-cell>
              <table:table-cell office:value-type="float" office:value="NaN">
                <text:p>NaN</text:p>
                <draw:g>
                  <svg:desc>Sheet1.L4:Sheet1.L8</svg:desc>
                </draw:g>
              </table:table-cell>
              <table:table-cell office:value-type="float" office:value="604402.2">
                <text:p>604402.2</text:p>
                <draw:g>
                  <svg:desc>Sheet1.M4:Sheet1.M8</svg:desc>
                </draw:g>
              </table:table-cell>
              <table:table-cell office:value-type="float" office:value="1">
                <text:p>1</text:p>
                <draw:g>
                  <svg:desc>Sheet1.N4:Sheet1.N8</svg:desc>
                </draw:g>
              </table:table-cell>
              <table:table-cell office:value-type="float" office:value="NaN">
                <text:p>NaN</text:p>
                <draw:g>
                  <svg:desc>Sheet1.O4:Sheet1.O8</svg:desc>
                </draw:g>
              </table:table-cell>
            </table:table-row>
            <table:table-row>
              <table:table-cell office:value-type="string">
                <text:p>Pthreads 16</text:p>
              </table:table-cell>
              <table:table-cell office:value-type="float" office:value="47054.5299978">
                <text:p>47054.5299978</text:p>
              </table:table-cell>
              <table:table-cell office:value-type="float" office:value="0.0928505106778087">
                <text:p>0.0928505106778087</text:p>
              </table:table-cell>
              <table:table-cell office:value-type="float" office:value="0.00036269730733519">
                <text:p>0.00036269730733519</text:p>
              </table:table-cell>
              <table:table-cell office:value-type="float" office:value="185093.1">
                <text:p>185093.1</text:p>
              </table:table-cell>
              <table:table-cell office:value-type="float" office:value="3.26539563063129">
                <text:p>3.26539563063129</text:p>
              </table:table-cell>
              <table:table-cell office:value-type="float" office:value="0.0127554516821535">
                <text:p>0.0127554516821535</text:p>
              </table:table-cell>
            </table:table-row>
            <table:table-row>
              <table:table-cell office:value-type="string">
                <text:p>Pthreads 32</text:p>
              </table:table-cell>
              <table:table-cell office:value-type="float" office:value="52230.528297558">
                <text:p>52230.528297558</text:p>
              </table:table-cell>
              <table:table-cell office:value-type="float" office:value="0.0836491087187466">
                <text:p>0.0836491087187466</text:p>
              </table:table-cell>
              <table:table-cell office:value-type="float" office:value="0.000163377165466302">
                <text:p>0.000163377165466302</text:p>
              </table:table-cell>
              <table:table-cell office:value-type="float" office:value="340671.6">
                <text:p>340671.6</text:p>
              </table:table-cell>
              <table:table-cell office:value-type="float" office:value="1.77414906320339">
                <text:p>1.77414906320339</text:p>
              </table:table-cell>
              <table:table-cell office:value-type="float" office:value="0.00346513488906912">
                <text:p>0.00346513488906912</text:p>
              </table:table-cell>
            </table:table-row>
            <table:table-row>
              <table:table-cell office:value-type="string">
                <text:p>OpenMp 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.54">
                <text:p>603.54</text:p>
              </table:table-cell>
              <table:table-cell office:value-type="float" office:value="1001.42857142857">
                <text:p>1001.42857142857</text:p>
              </table:table-cell>
              <table:table-cell office:value-type="float" office:value="3.91183035714286">
                <text:p>3.91183035714286</text:p>
              </table:table-cell>
            </table:table-row>
            <table:table-row>
              <table:table-cell office:value-type="string">
                <text:p>OpenMp 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.9294">
                <text:p>669.9294</text:p>
              </table:table-cell>
              <table:table-cell office:value-type="float" office:value="902.187902187902">
                <text:p>902.187902187902</text:p>
              </table:table-cell>
              <table:table-cell office:value-type="float" office:value="1.76208574646075">
                <text:p>1.76208574646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